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C8F8921B.png"/>
  <manifest:file-entry manifest:media-type="image/png" manifest:full-path="Pictures/10000000000001E0000003209138490B.png"/>
  <manifest:file-entry manifest:media-type="image/png" manifest:full-path="Pictures/10000000000001E000000320009BE086.png"/>
  <manifest:file-entry manifest:media-type="image/png" manifest:full-path="Pictures/10000000000001E000000320942D2F38.png"/>
  <manifest:file-entry manifest:media-type="image/png" manifest:full-path="Pictures/10000000000001E0000003207D80FB05.png"/>
  <manifest:file-entry manifest:media-type="image/png" manifest:full-path="Pictures/10000000000001E000000320CD07E494.png"/>
  <manifest:file-entry manifest:media-type="image/png" manifest:full-path="Pictures/10000000000001E00000032007266052.png"/>
  <manifest:file-entry manifest:media-type="image/png" manifest:full-path="Pictures/10000000000001E000000320C68CA217.png"/>
  <manifest:file-entry manifest:media-type="image/png" manifest:full-path="Pictures/10000000000001E0000003203469FF89.png"/>
  <manifest:file-entry manifest:media-type="image/png" manifest:full-path="Pictures/10000000000001E0000003203EB68E5F.png"/>
  <manifest:file-entry manifest:media-type="image/png" manifest:full-path="Pictures/10000000000001E000000320DB7475B9.png"/>
  <manifest:file-entry manifest:media-type="image/png" manifest:full-path="Pictures/10000000000001E000000320E59D3BFF.png"/>
  <manifest:file-entry manifest:media-type="image/png" manifest:full-path="Pictures/10000000000001E00000032028B63D42.png"/>
  <manifest:file-entry manifest:media-type="image/png" manifest:full-path="Pictures/10000000000001E00000032081A82C1B.png"/>
  <manifest:file-entry manifest:media-type="image/png" manifest:full-path="Pictures/10000000000001E000000320797B9941.png"/>
  <manifest:file-entry manifest:media-type="image/png" manifest:full-path="Pictures/10000000000001E000000320E362BA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3.677cm" svg:height="0.886cm" svg:x="4.138cm" svg:y="5.5cm">
          <draw:text-box>
            <text:p>アプリ起動</text:p>
          </draw:text-box>
        </draw:frame>
        <draw:rect draw:style-name="gr2" draw:text-style-name="P1" draw:layer="layout" svg:width="2.5cm" svg:height="4cm" svg:x="4.726cm" svg:y="8.5cm">
          <text:p/>
        </draw:rect>
        <draw:frame draw:style-name="gr1" draw:layer="layout" svg:width="3.042cm" svg:height="0.886cm" svg:x="4.455cm" svg:y="12.614cm">
          <draw:text-box>
            <text:p>初期画面</text:p>
          </draw:text-box>
        </draw:frame>
        <draw:rect draw:style-name="gr2" draw:text-style-name="P1" draw:layer="layout" svg:width="2.5cm" svg:height="4cm" svg:x="4.726cm" svg:y="15.5cm">
          <text:p/>
        </draw:rect>
        <draw:frame draw:style-name="gr1" draw:layer="layout" svg:width="6.217cm" svg:height="0.886cm" svg:x="2.868cm" svg:y="19.614cm">
          <draw:text-box>
            <text:p>餌の量結果表示画面</text:p>
          </draw:text-box>
        </draw:frame>
        <draw:rect draw:style-name="gr2" draw:text-style-name="P1" draw:layer="layout" svg:width="2.5cm" svg:height="4cm" svg:x="4.726cm" svg:y="23cm">
          <text:p/>
        </draw:rect>
        <draw:frame draw:style-name="gr1" draw:layer="layout" svg:width="6.852cm" svg:height="0.886cm" svg:x="2.55cm" svg:y="27.114cm">
          <draw:text-box>
            <text:p>体重と餌の量入力画面</text:p>
          </draw:text-box>
        </draw:frame>
        <draw:custom-shape draw:style-name="gr3" draw:text-style-name="P1" draw:layer="layout" svg:width="12cm" svg:height="3cm" svg:x="8.3cm" svg:y="7cm">
          <text:p/>
          <draw:enhanced-geometry svg:viewBox="0 0 21600 21600" draw:text-areas="800 800 20800 20800" draw:type="round-rectangular-callout" draw:modifiers="-3264.92792267311 35721.69276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layer="layout" svg:width="10.662cm" svg:height="2.156cm" svg:x="9cm" svg:y="7.463cm">
          <draw:text-box>
            <text:p>・イヌの情報</text:p>
            <text:p>・これまでの餌の情報</text:p>
            <text:p>・餌の量を計算するための情報入力</text:p>
          </draw:text-box>
        </draw:frame>
        <draw:custom-shape draw:style-name="gr3" draw:text-style-name="P1" draw:layer="layout" svg:width="12cm" svg:height="2.5cm" svg:x="8.3cm" svg:y="14.5cm">
          <text:p/>
          <draw:enhanced-geometry svg:viewBox="0 0 21600 21600" draw:text-areas="800 800 20800 20800" draw:type="round-rectangular-callout" draw:modifiers="-3264.92792267311 38544.90203918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layer="layout" svg:width="10.611cm" svg:height="1.521cm" svg:x="9cm" svg:y="14.963cm">
          <draw:text-box>
            <text:p>どの餌をどれくらいあげればいいか</text:p>
            <text:p>提案</text:p>
          </draw:text-box>
        </draw:frame>
        <draw:custom-shape draw:style-name="gr3" draw:text-style-name="P1" draw:layer="layout" svg:width="10cm" svg:height="3cm" svg:x="8.3cm" svg:y="21.5cm">
          <text:p/>
          <draw:enhanced-geometry svg:viewBox="0 0 21600 21600" draw:text-areas="800 800 20800 20800" draw:type="round-rectangular-callout" draw:modifiers="-3917.84821517848 35721.69276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layer="layout" svg:width="8.74cm" svg:height="2.156cm" svg:x="9cm" svg:y="21.963cm">
          <draw:text-box>
            <text:p>今の体重と</text:p>
            <text:p>実際に与える餌の種類と量を</text:p>
            <text:p>入力</text:p>
          </draw:text-box>
        </draw:frame>
        <draw:line draw:style-name="gr4" draw:text-style-name="P1" draw:layer="layout" svg:x1="5.8cm" svg:y1="6.5cm" svg:x2="5.8cm" svg:y2="8.5cm">
          <text:p/>
        </draw:line>
        <draw:line draw:style-name="gr4" draw:text-style-name="P1" draw:layer="layout" svg:x1="5.8cm" svg:y1="13.5cm" svg:x2="5.8cm" svg:y2="15.5cm">
          <text:p/>
        </draw:line>
        <draw:line draw:style-name="gr4" draw:text-style-name="P1" draw:layer="layout" svg:x1="5.8cm" svg:y1="21cm" svg:x2="5.8cm" svg:y2="23cm">
          <text:p/>
        </draw:line>
        <draw:line draw:style-name="gr2" draw:text-style-name="P1" draw:layer="layout" svg:x1="3.8cm" svg:y1="25cm" svg:x2="0.8cm" svg:y2="25cm">
          <text:p/>
        </draw:line>
        <draw:line draw:style-name="gr2" draw:text-style-name="P1" draw:layer="layout" svg:x1="0.8cm" svg:y1="25cm" svg:x2="0.8cm" svg:y2="10.5cm">
          <text:p/>
        </draw:line>
        <draw:line draw:style-name="gr4" draw:text-style-name="P1" draw:layer="layout" svg:x1="0.8cm" svg:y1="10.5cm" svg:x2="4.3cm" svg:y2="10.5cm">
          <text:p/>
        </draw:line>
        <draw:rect draw:style-name="gr5" draw:text-style-name="P1" draw:layer="layout" svg:width="8cm" svg:height="2.5cm" svg:x="1.5cm" svg:y="1.5cm">
          <text:p text:style-name="P1">わんにゃんだいえったー</text:p>
          <text:p text:style-name="P1">画面遷移図</text:p>
        </draw:rect>
      </draw:page>
      <draw:page draw:name="page2" draw:style-name="dp1" draw:master-page-name="標準">
        <draw:rect draw:style-name="gr5" draw:text-style-name="P1" draw:layer="layout" svg:width="5cm" svg:height="2.5cm" svg:x="1.5cm" svg:y="1.5cm">
          <text:p text:style-name="P1">初期画面</text:p>
        </draw:rect>
        <draw:frame draw:style-name="gr6" draw:text-style-name="P1" draw:layer="layout" svg:width="13.854cm" svg:height="23.09cm" svg:x="3.767cm" svg:y="5cm">
          <draw:image xlink:href="Pictures/10000000000001E000000320CD07E494.png" xlink:type="simple" xlink:show="embed" xlink:actuate="onLoad">
            <text:p/>
          </draw:image>
        </draw:frame>
        <draw:frame draw:style-name="gr1" draw:layer="layout" svg:width="8.757cm" svg:height="1.521cm" svg:x="7.704cm" svg:y="2.001cm">
          <draw:text-box>
            <text:p>「給餌量を計算」を押すと、</text:p>
            <text:p>次の画面に遷移する。</text:p>
          </draw:text-box>
        </draw:frame>
      </draw:page>
      <draw:page draw:name="page3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6" draw:text-style-name="P1" draw:layer="layout" svg:width="13.854cm" svg:height="23.09cm" svg:x="3.646cm" svg:y="5cm">
          <draw:image xlink:href="Pictures/10000000000001E000000320E362BA8E.png" xlink:type="simple" xlink:show="embed" xlink:actuate="onLoad">
            <text:p/>
          </draw:image>
        </draw:frame>
        <draw:frame draw:style-name="gr1" draw:layer="layout" svg:width="11.297cm" svg:height="1.521cm" svg:x="7.703cm" svg:y="2cm">
          <draw:text-box>
            <text:p>「犬の情報」右の矢印をタッチすると</text:p>
            <text:p>画面を閉じる。</text:p>
          </draw:text-box>
        </draw:frame>
      </draw:page>
      <draw:page draw:name="page4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9.392cm" svg:height="1.521cm" svg:x="7.703cm" svg:y="2cm">
          <draw:text-box>
            <text:p text:style-name="P3">「前回の餌の情報」右の矢印を</text:p>
            <text:p text:style-name="P3">タッチすると画面を閉じる。</text:p>
          </draw:text-box>
        </draw:frame>
        <draw:frame draw:style-name="gr6" draw:text-style-name="P1" draw:layer="layout" svg:width="13.854cm" svg:height="23.09cm" svg:x="3.53cm" svg:y="5.01cm">
          <draw:image xlink:href="Pictures/10000000000001E000000320942D2F38.png" xlink:type="simple" xlink:show="embed" xlink:actuate="onLoad">
            <text:p/>
          </draw:image>
        </draw:frame>
      </draw:page>
      <draw:page draw:name="page5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11.297cm" svg:height="2.156cm" svg:x="7.703cm" svg:y="2cm">
          <draw:text-box>
            <text:p text:style-name="P3">「犬の情報」と「前回の餌の情報」を</text:p>
            <text:p text:style-name="P3">両方閉じると「今回の餌の情報」の</text:p>
            <text:p text:style-name="P3">画面が広く使える。</text:p>
          </draw:text-box>
        </draw:frame>
        <draw:frame draw:style-name="gr6" draw:text-style-name="P1" draw:layer="layout" svg:width="13.854cm" svg:height="23.09cm" svg:x="3.53cm" svg:y="5.5cm">
          <draw:image xlink:href="Pictures/10000000000001E000000320E59D3BFF.png" xlink:type="simple" xlink:show="embed" xlink:actuate="onLoad">
            <text:p/>
          </draw:image>
        </draw:frame>
      </draw:page>
      <draw:page draw:name="page6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7" draw:text-style-name="P3" draw:layer="layout" svg:width="13.155cm" svg:height="1.521cm" svg:x="7.703cm" svg:y="2cm">
          <draw:text-box>
            <text:p text:style-name="P3">「避妊・去勢手術済み」は</text:p>
            <text:p text:style-name="P3">チェックボックス</text:p>
          </draw:text-box>
        </draw:frame>
        <draw:frame draw:style-name="gr6" draw:text-style-name="P1" draw:layer="layout" svg:width="13.854cm" svg:height="23.09cm" svg:x="3.53cm" svg:y="5.5cm">
          <draw:image xlink:href="Pictures/10000000000001E000000320797B9941.png" xlink:type="simple" xlink:show="embed" xlink:actuate="onLoad">
            <text:p/>
          </draw:image>
        </draw:frame>
      </draw:page>
      <draw:page draw:name="page7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6.217cm" svg:height="0.886cm" svg:x="7.703cm" svg:y="2cm">
          <draw:text-box>
            <text:p text:style-name="P3">１日の運動量を選択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C8F8921B.png" xlink:type="simple" xlink:show="embed" xlink:actuate="onLoad">
            <text:p/>
          </draw:image>
        </draw:frame>
      </draw:page>
      <draw:page draw:name="page8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3.677cm" svg:height="0.886cm" svg:x="7.703cm" svg:y="2cm">
          <draw:text-box>
            <text:p text:style-name="P3">年齢を選択</text:p>
          </draw:text-box>
        </draw:frame>
        <draw:frame draw:style-name="gr6" draw:text-style-name="P1" draw:layer="layout" svg:width="13.854cm" svg:height="23.09cm" svg:x="3.53cm" svg:y="5.5cm">
          <draw:image xlink:href="Pictures/10000000000001E00000032028B63D42.png" xlink:type="simple" xlink:show="embed" xlink:actuate="onLoad">
            <text:p/>
          </draw:image>
        </draw:frame>
      </draw:page>
      <draw:page draw:name="page9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3.677cm" svg:height="0.886cm" svg:x="7.703cm" svg:y="2cm">
          <draw:text-box>
            <text:p text:style-name="P3">性別を選択</text:p>
          </draw:text-box>
        </draw:frame>
        <draw:frame draw:style-name="gr6" draw:text-style-name="P1" draw:layer="layout" svg:width="13.854cm" svg:height="23.09cm" svg:x="3.53cm" svg:y="5.5cm">
          <draw:image xlink:href="Pictures/10000000000001E00000032007266052.png" xlink:type="simple" xlink:show="embed" xlink:actuate="onLoad">
            <text:p/>
          </draw:image>
        </draw:frame>
      </draw:page>
      <draw:page draw:name="page10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4.947cm" svg:height="0.886cm" svg:x="7.703cm" svg:y="2cm">
          <draw:text-box>
            <text:p text:style-name="P3">今の体重を入力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3EB68E5F.png" xlink:type="simple" xlink:show="embed" xlink:actuate="onLoad">
            <text:p/>
          </draw:image>
        </draw:frame>
      </draw:page>
      <draw:page draw:name="page11" draw:style-name="dp1" draw:master-page-name="標準">
        <draw:rect draw:style-name="gr5" draw:text-style-name="P2" draw:layer="layout" svg:width="5cm" svg:height="2.5cm" svg:x="1.5cm" svg:y="1.5cm">
          <text:p text:style-name="P2">初期画面</text:p>
        </draw:rect>
        <draw:frame draw:style-name="gr1" draw:text-style-name="P3" draw:layer="layout" svg:width="5.582cm" svg:height="0.886cm" svg:x="7.703cm" svg:y="2cm">
          <draw:text-box>
            <text:p text:style-name="P3">給餌の方針を選択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C68CA217.png" xlink:type="simple" xlink:show="embed" xlink:actuate="onLoad">
            <text:p/>
          </draw:image>
        </draw:frame>
      </draw:page>
      <draw:page draw:name="page12" draw:style-name="dp1" draw:master-page-name="標準">
        <draw:rect draw:style-name="gr5" draw:text-style-name="P2" draw:layer="layout" svg:width="5cm" svg:height="2.5cm" svg:x="1.5cm" svg:y="1.5cm">
          <text:p text:style-name="P2">餌の量結果</text:p>
          <text:p text:style-name="P2">表示画面</text:p>
        </draw:rect>
        <draw:frame draw:style-name="gr1" draw:text-style-name="P3" draw:layer="layout" svg:width="13.816cm" svg:height="3.578cm" svg:x="7cm" svg:y="1cm">
          <draw:text-box>
            <text:p text:style-name="P3">前画面で入力した情報をもとに、</text:p>
            <text:p text:style-name="P3">おおよその消費カロリーを計算。</text:p>
            <text:p text:style-name="P3">太らせたい→1.4倍、</text:p>
            <text:p text:style-name="P3">やせさせたい→0.6倍で補正。</text:p>
            <text:p text:style-name="P3">「〜入力」ボタンを押すと次画面へ遷移する。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DB7475B9.png" xlink:type="simple" xlink:show="embed" xlink:actuate="onLoad">
            <text:p/>
          </draw:image>
        </draw:frame>
      </draw:page>
      <draw:page draw:name="page13" draw:style-name="dp1" draw:master-page-name="標準">
        <draw:rect draw:style-name="gr5" draw:text-style-name="P2" draw:layer="layout" svg:width="5cm" svg:height="2.5cm" svg:x="1.5cm" svg:y="1.5cm">
          <text:p text:style-name="P2">餌の量結果</text:p>
          <text:p text:style-name="P2">表示画面</text:p>
        </draw:rect>
        <draw:frame draw:style-name="gr1" draw:text-style-name="P3" draw:layer="layout" svg:width="12.567cm" svg:height="1.521cm" svg:x="7.703cm" svg:y="2cm">
          <draw:text-box>
            <text:p text:style-name="P3">カロリーを満たす餌の組み合わせを表示。</text:p>
            <text:p text:style-name="P3">同じ画面の中で展開した方がいいかも。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009BE086.png" xlink:type="simple" xlink:show="embed" xlink:actuate="onLoad">
            <text:p/>
          </draw:image>
        </draw:frame>
      </draw:page>
      <draw:page draw:name="page14" draw:style-name="dp1" draw:master-page-name="標準">
        <draw:rect draw:style-name="gr5" draw:text-style-name="P2" draw:layer="layout" svg:width="5cm" svg:height="2.5cm" svg:x="1.5cm" svg:y="1.5cm">
          <text:p text:style-name="P2">体重と餌の量</text:p>
          <text:p text:style-name="P2">入力画面</text:p>
        </draw:rect>
        <draw:frame draw:style-name="gr1" draw:text-style-name="P3" draw:layer="layout" svg:width="8.105cm" svg:height="1.521cm" svg:x="7.703cm" svg:y="2cm">
          <draw:text-box>
            <text:p text:style-name="P3">「保存」ボタンを押すと、</text:p>
            <text:p text:style-name="P3">確認ダイアログが出る。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7D80FB05.png" xlink:type="simple" xlink:show="embed" xlink:actuate="onLoad">
            <text:p/>
          </draw:image>
        </draw:frame>
      </draw:page>
      <draw:page draw:name="page15" draw:style-name="dp1" draw:master-page-name="標準">
        <draw:rect draw:style-name="gr5" draw:text-style-name="P2" draw:layer="layout" svg:width="5cm" svg:height="2.5cm" svg:x="1.5cm" svg:y="1.5cm">
          <text:p text:style-name="P2">体重と餌の量</text:p>
          <text:p text:style-name="P2">入力画面</text:p>
        </draw:rect>
        <draw:frame draw:style-name="gr1" draw:text-style-name="P3" draw:layer="layout" svg:width="3.677cm" svg:height="0.886cm" svg:x="7.703cm" svg:y="2cm">
          <draw:text-box>
            <text:p text:style-name="P3">体重を入力</text:p>
          </draw:text-box>
        </draw:frame>
        <draw:frame draw:style-name="gr6" draw:text-style-name="P1" draw:layer="layout" svg:width="13.854cm" svg:height="23.09cm" svg:x="3.53cm" svg:y="5.5cm">
          <draw:image xlink:href="Pictures/10000000000001E0000003203469FF89.png" xlink:type="simple" xlink:show="embed" xlink:actuate="onLoad">
            <text:p/>
          </draw:image>
        </draw:frame>
      </draw:page>
      <draw:page draw:name="page16" draw:style-name="dp1" draw:master-page-name="標準">
        <draw:rect draw:style-name="gr5" draw:text-style-name="P2" draw:layer="layout" svg:width="5cm" svg:height="2.5cm" svg:x="1.5cm" svg:y="1.5cm">
          <text:p text:style-name="P2">体重と餌の量</text:p>
          <text:p text:style-name="P2">入力画面</text:p>
        </draw:rect>
        <draw:frame draw:style-name="gr1" draw:text-style-name="P3" draw:layer="layout" svg:width="4.947cm" svg:height="0.886cm" svg:x="7.703cm" svg:y="2cm">
          <draw:text-box>
            <text:p text:style-name="P3">あげる餌を選択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9138490B.png" xlink:type="simple" xlink:show="embed" xlink:actuate="onLoad">
            <text:p/>
          </draw:image>
        </draw:frame>
      </draw:page>
      <draw:page draw:name="page17" draw:style-name="dp1" draw:master-page-name="標準">
        <draw:rect draw:style-name="gr5" draw:text-style-name="P2" draw:layer="layout" svg:width="5cm" svg:height="2.5cm" svg:x="1.5cm" svg:y="1.5cm">
          <text:p text:style-name="P2">体重と餌の量</text:p>
          <text:p text:style-name="P2">入力画面</text:p>
        </draw:rect>
        <draw:frame draw:style-name="gr1" draw:text-style-name="P3" draw:layer="layout" svg:width="8.122cm" svg:height="1.521cm" svg:x="7.703cm" svg:y="2cm">
          <draw:text-box>
            <text:p text:style-name="P3">「構わん！！！」を押すと</text:p>
            <text:p text:style-name="P3">初期画面へ戻る。</text:p>
          </draw:text-box>
        </draw:frame>
        <draw:frame draw:style-name="gr6" draw:text-style-name="P1" draw:layer="layout" svg:width="13.854cm" svg:height="23.09cm" svg:x="3.53cm" svg:y="5.41cm">
          <draw:image xlink:href="Pictures/10000000000001E00000032081A82C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akamura Keigo</meta:initial-creator>
    <meta:creation-date>2012-12-09T20:24:58</meta:creation-date>
    <dc:date>2012-12-09T22:53:44</dc:date>
    <dc:creator>Nakamura Keigo</dc:creator>
    <meta:editing-duration>PT2H28M56S</meta:editing-duration>
    <meta:editing-cycles>5</meta:editing-cycles>
    <meta:generator>OpenOffice.org/3.3$Unix OpenOffice.org_project/330m20$Build-9567</meta:generator>
    <meta:document-statistic meta:object-count="68"/>
  </office:meta>
</office:document-meta>
</file>